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2" svg:font-family="'Times New Roman', serif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e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setto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Text_20_body">
      <style:text-properties officeooo:rsid="001d42ff" officeooo:paragraph-rsid="001d42ff"/>
    </style:style>
    <style:style style:name="P2" style:family="paragraph" style:parent-style-name="Text_20_body">
      <style:text-properties officeooo:rsid="001d42ff" officeooo:paragraph-rsid="00226c27"/>
    </style:style>
    <style:style style:name="P3" style:family="paragraph" style:parent-style-name="Text_20_body">
      <style:text-properties officeooo:paragraph-rsid="00226c27"/>
    </style:style>
    <style:style style:name="P4" style:family="paragraph" style:parent-style-name="Standard">
      <style:text-properties fo:color="#ff0000" style:font-name="Arial" officeooo:rsid="001f9312"/>
    </style:style>
    <style:style style:name="P5" style:family="paragraph" style:parent-style-name="Title" style:master-page-name="MP0">
      <style:paragraph-properties style:page-number="auto" fo:break-before="page"/>
    </style:style>
    <style:style style:name="T1" style:family="text">
      <style:text-properties style:font-name="Arial" fo:font-size="14pt" style:font-size-asian="14pt" style:font-size-complex="14pt"/>
    </style:style>
    <style:style style:name="T2" style:family="text">
      <style:text-properties style:font-name="Arial" fo:font-size="14pt" officeooo:rsid="001d42ff" style:font-size-asian="14pt" style:font-size-complex="14pt"/>
    </style:style>
    <style:style style:name="T3" style:family="text">
      <style:text-properties style:font-name="Times New Roman2" fo:font-size="12pt"/>
    </style:style>
    <style:style style:name="T4" style:family="text">
      <style:text-properties style:font-name="Times New Roman2" fo:font-size="12pt" officeooo:rsid="001d42ff"/>
    </style:style>
    <style:style style:name="T5" style:family="text">
      <style:text-properties style:font-name="Times New Roman2" fo:font-size="12pt" officeooo:rsid="00207974"/>
    </style:style>
    <style:style style:name="T6" style:family="text">
      <style:text-properties officeooo:rsid="001d42ff"/>
    </style:style>
    <style:style style:name="T7" style:family="text">
      <style:text-properties officeooo:rsid="001e7856"/>
    </style:style>
    <style:style style:name="T8" style:family="text">
      <style:text-properties officeooo:rsid="001f7b98"/>
    </style:style>
    <style:style style:name="T9" style:family="text">
      <style:text-properties officeooo:rsid="00226c2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BOZZA <text:span text:style-name="T8">DDL E DML</text:span></text:p>
      <text:p text:style-name="Text_20_body"/>
      <text:h text:style-name="Heading_20_1" text:outline-level="1"><text:span text:style-name="T2">3 </text:span><text:span text:style-name="T1">DDL di creazione del database</text:span> </text:h>
      <text:p text:style-name="P1">&lt;qui inserite solo qualche commento <text:span text:style-name="T9">su cosa avete fatto (es. spiegazione di vincoli complessi)</text:span>. Mettete il codice di creazione del database in un file a parte denominato VostriCognomi_DDL.sql (es. Piovesan_DDL.sql)&gt;</text:p>
      <text:h text:style-name="Heading_20_1" text:outline-level="1"><text:span text:style-name="T6">4 </text:span><text:span text:style-name="T1">DML di popolamento di tutte le tabelle del database</text:span><text:span text:style-name="T3"> </text:span></text:h>
      <text:p text:style-name="P3"><text:span text:style-name="T4">&lt;non è richiesto (ed è una perdita di tempo) inserire una grande quantità di dati. Una cosa sensata: le tabelle fisse andrebbero popolate tutte (se piccole), per quelle variabili </text:span><text:span text:style-name="T5">e/o </text:span><text:span text:style-name="T4">grandi bastano pochi elementi (5, max 10). S</text:span><text:span text:style-name="T3">e popolate il database con dati verosimili potreste rendervi conto di errori commessi nella fase di progettazione concettuale e di cui avreste dovuto rendervi conto prima</text:span><text:span text:style-name="T4">&gt;<text:line-break/></text:span><text:span text:style-name="T6">&lt;qui inserite solo qualche commento (es. spiegazione del perché i dati da voi inseriti coprono i casi più frequenti e – possibilmente – quelli limite). Mettete il codice in un file a parte denominato VostriCognomi_DMLPOP.sql (es. Piovesan_DMLPOP.sql)&gt;</text:span></text:p>
      <text:h text:style-name="Heading_20_1" text:outline-level="1">5 DML di modifica</text:h>
      <text:p text:style-name="P2">&lt;soltanto qualche modifica del DB che rispecchi le operazioni più frequenti (es. aggiunta di un utente)&gt;<text:line-break/>&lt;qui inserite solo qualche commento <text:span text:style-name="T9">(es. quali operazioni del file corrispondono a quali operazioni della tabella delle operazioni)</text:span>. Mettete il codice in un file a parte denominato VostriCognomi_DML<text:span text:style-name="T7">UPD</text:span>.sql (es. Piovesan_DML<text:span text:style-name="T7">UPD</text:span>.sql)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2" svg:font-family="'Times New Roman', serif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e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setto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N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N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 style:writing-mode="lr-tb"/>
      <style:text-properties style:font-name="Times New Roman" fo:font-family="'Times New Roman'" style:font-style-name="Normale" style:font-family-generic="roman" style:font-pitch="variable"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 style:writing-mode="lr-tb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01cm" fo:margin-bottom="0.199cm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style:font-name="Times New Roman1" fo:font-family="'Times New Roman'" style:font-family-generic="roman" style:font-pitch="variable" fo:font-size="10.5pt" style:font-name-asian="Times New Roman1" style:font-family-asian="'Times New Roman'" style:font-family-generic-asian="roman" style:font-pitch-asian="variable" style:font-size-asian="10.5pt" style:font-name-complex="Times New Roman1" style:font-family-complex="'Times New Roman'" style:font-family-generic-complex="roman" style:font-pitch-complex="variable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lr-tb"/>
      <style:text-properties style:font-name="Arial1" fo:font-family="Arial" style:font-style-name="Grassetto" style:font-family-generic="swiss" style:font-pitch="variable" fo:font-size="14pt" fo:font-weight="bold" style:font-size-asian="101%" style:font-weight-asian="bold" style:font-size-complex="101%" style:font-weight-complex="norma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Windows_X86_64 LibreOffice_project/65905a128db06ba48db947242809d14d3f9a93fe</meta:generator>
    <meta:creation-date>2017-11-17T10:30:00Z</meta:creation-date>
    <dc:date>2018-11-19T10:31:18.602000000</dc:date>
    <meta:editing-cycles>35</meta:editing-cycles>
    <meta:editing-duration>PT2H20M16S</meta:editing-duration>
    <meta:document-statistic meta:table-count="0" meta:image-count="0" meta:object-count="0" meta:page-count="1" meta:paragraph-count="7" meta:word-count="198" meta:character-count="1320" meta:non-whitespace-character-count="1125"/>
    <meta:template xlink:type="simple" xlink:actuate="onRequest" xlink:title="" xlink:href="../Schema%20logico.odt/Normal.dotm"/>
  </office:meta>
</office:document-meta>
</file>